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nActivity.onTouch( View v , MotionEvent 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ainActivity.onCreate( Bundle savedInstanceSt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MainActivity.onResu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ampleSpringListener.onSpringUpdate( Spring sp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nActivity.onP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